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19.923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7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2.05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ext-properties fo:language="en" fo:country="US"/>
    </style:style>
    <style:style style:name="ce2" style:family="table-cell" style:parent-style-name="Default" style:data-style-name="N5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5100">
      <style:table-cell-properties fo:wrap-option="wrap" fo:padding-bottom="0.049cm" fo:padding-left="0.035cm" fo:padding-right="0.035cm" fo:padding-top="0.049cm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fo:hyphenate="true"/>
    </style:style>
    <style:style style:name="ce6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Didier's commen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 don't think it's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I don't know much that format, but the path doesn't seem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As you wrote, path is not very discriminating.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 don't think the path is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The issue is that I never have it in my documents. If, as you wrote anyway,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I don't think we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definitely not narrative.</text:p>
            <text:p>The path would be welcome, but I'm not sure whether it's efficient, all the translatable text (in the example I have)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You wrote that 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LIFF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partially adequate.</text:p>
            <text:p>Path is not discriminating enough.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 office:value-type="string">
            <text:p>* Narrative not as in literature, but as opposed to localization. I.e., the sentences are related to each others.</text:p>
          </table:table-cell>
          <table:table-cell table:number-columns-repeated="1017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5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dier Briel</meta:initial-creator>
    <meta:creation-date>2011-03-11T10:38:29.51</meta:creation-date>
    <dc:date>2011-03-13T15:50:56.70</dc:date>
    <meta:editing-duration>PT56M39S</meta:editing-duration>
    <meta:editing-cycles>9</meta:editing-cycles>
    <meta:generator>LibreOffice/3.3$Win32 LibreOffice_project/330m19$Build-6</meta:generator>
    <dc:creator>Didier Briel</dc:creator>
    <meta:document-statistic meta:table-count="1" meta:cell-count="129" meta:object-count="0"/>
  </office:meta>
</office:document-meta>
</file>